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ef3" officeooo:paragraph-rsid="00195ef3"/>
    </style:style>
    <style:style style:name="P2" style:family="paragraph" style:parent-style-name="Standard">
      <style:text-properties officeooo:rsid="00195ef3" officeooo:paragraph-rsid="001ba3db"/>
    </style:style>
    <style:style style:name="P3" style:family="paragraph" style:parent-style-name="Standard">
      <style:text-properties officeooo:rsid="001ba3db" officeooo:paragraph-rsid="001ba3db"/>
    </style:style>
    <style:style style:name="P4" style:family="paragraph" style:parent-style-name="Standard">
      <style:text-properties officeooo:paragraph-rsid="00195ef3"/>
    </style:style>
    <style:style style:name="P5" style:family="paragraph" style:parent-style-name="Standard">
      <style:text-properties officeooo:rsid="003d802d" officeooo:paragraph-rsid="003d802d"/>
    </style:style>
    <style:style style:name="P6" style:family="paragraph" style:parent-style-name="Standard">
      <style:text-properties officeooo:paragraph-rsid="003d802d"/>
    </style:style>
    <style:style style:name="P7" style:family="paragraph" style:parent-style-name="Standard">
      <style:text-properties style:use-window-font-color="true" officeooo:rsid="003d802d" officeooo:paragraph-rsid="003d802d"/>
    </style:style>
    <style:style style:name="P8" style:family="paragraph" style:parent-style-name="Standard">
      <style:text-properties fo:color="#000000" officeooo:rsid="003d802d" officeooo:paragraph-rsid="003d802d"/>
    </style:style>
    <style:style style:name="P9" style:family="paragraph" style:parent-style-name="Standard">
      <style:text-properties fo:color="#000000" officeooo:rsid="0060930e" officeooo:paragraph-rsid="0060930e"/>
    </style:style>
    <style:style style:name="P10" style:family="paragraph" style:parent-style-name="Standard">
      <style:text-properties fo:color="#000000" officeooo:rsid="00702aa1" officeooo:paragraph-rsid="00702aa1"/>
    </style:style>
    <style:style style:name="P11" style:family="paragraph" style:parent-style-name="Standard">
      <style:text-properties officeooo:paragraph-rsid="0060930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808b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paragraph-rsid="004808b5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0" style:family="paragraph" style:parent-style-name="Standard">
      <style:text-properties fo:color="#008080" style:font-name="Monospace" fo:font-size="10pt" officeooo:rsid="003d802d" officeooo:paragraph-rsid="003d802d" style:font-size-asian="10pt"/>
    </style:style>
    <style:style style:name="P21" style:family="paragraph" style:parent-style-name="Standard">
      <style:text-properties fo:color="#008080" style:font-name="Monospace" fo:font-size="10pt" officeooo:rsid="005ddc33" officeooo:paragraph-rsid="0060930e" style:font-size-asian="10pt"/>
    </style:style>
    <style:style style:name="P22" style:family="paragraph" style:parent-style-name="Standard">
      <style:text-properties style:use-window-font-color="true" style:font-name="Monospace" fo:font-size="10pt" officeooo:rsid="003d802d" officeooo:paragraph-rsid="003d802d" style:font-size-asian="10pt"/>
    </style:style>
    <style:style style:name="P23" style:family="paragraph" style:parent-style-name="Standard">
      <style:text-properties fo:color="#000000" style:font-name="Monospace" fo:font-size="10pt" officeooo:rsid="004c03c3" officeooo:paragraph-rsid="003d802d" style:font-size-asian="10pt"/>
    </style:style>
    <style:style style:name="P24" style:family="paragraph" style:parent-style-name="Standard">
      <style:text-properties fo:color="#000000" style:font-name="Monospace" fo:font-size="10pt" officeooo:rsid="005ddc33" officeooo:paragraph-rsid="0060930e" style:font-size-asian="10pt"/>
    </style:style>
    <style:style style:name="P25" style:family="paragraph" style:parent-style-name="Standard">
      <style:text-properties fo:color="#3c3c3c" style:font-name="Monospace" fo:font-size="10pt" officeooo:rsid="0060930e" officeooo:paragraph-rsid="0060930e" style:font-size-asian="10pt"/>
    </style:style>
    <style:style style:name="P26" style:family="paragraph" style:parent-style-name="Standard">
      <style:text-properties fo:color="#3c3c3c" style:font-name="Monospace" fo:font-size="10pt" officeooo:rsid="006e9e40" officeooo:paragraph-rsid="0060930e" style:font-size-asian="10pt"/>
    </style:style>
    <style:style style:name="P27" style:family="paragraph" style:parent-style-name="Standard">
      <style:text-properties fo:color="#3c3c3c" style:font-name="Monospace" fo:font-size="10pt" officeooo:rsid="006e9e40" officeooo:paragraph-rsid="00702aa1" style:font-size-asian="10pt"/>
    </style:style>
    <style:style style:name="P28" style:family="paragraph" style:parent-style-name="Standard">
      <style:text-properties fo:color="#3c3c3c" style:font-name="Monospace" fo:font-size="10pt" officeooo:rsid="00739a20" officeooo:paragraph-rsid="00702aa1" style:font-size-asian="10pt"/>
    </style:style>
    <style:style style:name="P29" style:family="paragraph" style:parent-style-name="Standard">
      <style:text-properties fo:color="#3c3c3c" style:font-name="Monospace" fo:font-size="10pt" officeooo:rsid="007a22da" officeooo:paragraph-rsid="007a22da" style:font-size-asian="10pt"/>
    </style:style>
    <style:style style:name="P30" style:family="paragraph" style:parent-style-name="Standard">
      <style:text-properties officeooo:paragraph-rsid="00702aa1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195ef3"/>
    </style:style>
    <style:style style:name="T2" style:family="text">
      <style:text-properties officeooo:rsid="001af201"/>
    </style:style>
    <style:style style:name="T3" style:family="text">
      <style:text-properties officeooo:rsid="001ba3db"/>
    </style:style>
    <style:style style:name="T4" style:family="text">
      <style:text-properties fo:color="#3f5fbf" style:font-name="Monospace" fo:font-size="10pt" style:font-size-asian="10pt"/>
    </style:style>
    <style:style style:name="T5" style:family="text">
      <style:text-properties fo:color="#3f5fbf" style:font-name="Monospace" fo:font-size="10pt" style:font-size-asian="10pt"/>
    </style:style>
    <style:style style:name="T6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c3c3c" style:font-name="Monospace" fo:font-size="10pt" style:font-size-asian="10pt"/>
    </style:style>
    <style:style style:name="T8" style:family="text">
      <style:text-properties fo:color="#3c3c3c" style:font-name="Monospace" fo:font-size="10pt" officeooo:rsid="003f3f2f" style:font-size-asian="10pt"/>
    </style:style>
    <style:style style:name="T9" style:family="text">
      <style:text-properties fo:color="#3c3c3c" style:font-name="Monospace" fo:font-size="10pt" officeooo:rsid="006e9e40" style:font-size-asian="10pt"/>
    </style:style>
    <style:style style:name="T10" style:family="text">
      <style:text-properties fo:color="#3c3c3c" style:font-name="Monospace" fo:font-size="10pt" officeooo:rsid="0071dbac" style:font-size-asian="10pt"/>
    </style:style>
    <style:style style:name="T11" style:family="text">
      <style:text-properties fo:color="#3c3c3c" style:font-name="Monospace" fo:font-size="10pt" officeooo:rsid="0072f6d8" style:font-size-asian="10pt"/>
    </style:style>
    <style:style style:name="T12" style:family="text">
      <style:text-properties fo:color="#3c3c3c" style:font-name="Monospace" fo:font-size="10pt" officeooo:rsid="00739a20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8080" style:font-name="Monospace" fo:font-size="10pt" style:font-size-asian="10pt"/>
    </style:style>
    <style:style style:name="T17" style:family="text">
      <style:text-properties fo:color="#008080" style:font-name="Monospace" fo:font-size="10pt" officeooo:rsid="004c03c3" style:font-size-asian="10pt"/>
    </style:style>
    <style:style style:name="T18" style:family="text">
      <style:text-properties fo:color="#008080" style:font-name="Monospace" fo:font-size="10pt" officeooo:rsid="0051e4b6" style:font-size-asian="10pt"/>
    </style:style>
    <style:style style:name="T19" style:family="text">
      <style:text-properties fo:color="#008080" style:font-name="Monospace" fo:font-size="10pt" officeooo:rsid="005ddc33" style:font-size-asian="10pt"/>
    </style:style>
    <style:style style:name="T20" style:family="text">
      <style:text-properties fo:color="#008080" style:font-name="Monospace" fo:font-size="10pt" officeooo:rsid="0068ea22" style:font-size-asian="10pt"/>
    </style:style>
    <style:style style:name="T21" style:family="text">
      <style:text-properties fo:color="#008080" style:font-name="Monospace" fo:font-size="10pt" officeooo:rsid="00698d78" style:font-size-asian="10pt"/>
    </style:style>
    <style:style style:name="T22" style:family="text">
      <style:text-properties fo:color="#008080" style:font-name="Monospace" fo:font-size="10pt" style:font-size-asian="10pt"/>
    </style:style>
    <style:style style:name="T23" style:family="text">
      <style:text-properties fo:color="#008080" style:font-name="Monospace" fo:font-size="10pt" officeooo:rsid="00739a20" style:font-size-asian="10pt"/>
    </style:style>
    <style:style style:name="T24" style:family="text">
      <style:text-properties fo:color="#008080"/>
    </style:style>
    <style:style style:name="T25" style:family="text">
      <style:text-properties fo:color="#3f7f7f" style:font-name="Monospace" fo:font-size="10pt" style:font-size-asian="10pt"/>
    </style:style>
    <style:style style:name="T26" style:family="text">
      <style:text-properties fo:color="#3f7f7f" style:font-name="Monospace" fo:font-size="10pt" style:font-size-asian="10pt"/>
    </style:style>
    <style:style style:name="T27" style:family="text">
      <style:text-properties fo:color="#3f7f7f" style:font-name="Monospace" fo:font-size="10pt" fo:background-color="#d4d4d4" loext:char-shading-value="0" style:font-size-asian="10pt"/>
    </style:style>
    <style:style style:name="T28" style:family="text">
      <style:text-properties fo:color="#3f7f7f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style:font-name="Monospace" fo:font-size="10pt" officeooo:rsid="004abe96" style:font-size-asian="10pt"/>
    </style:style>
    <style:style style:name="T31" style:family="text">
      <style:text-properties style:font-name="Monospace" fo:font-size="10pt" officeooo:rsid="004c03c3" style:font-size-asian="10pt"/>
    </style:style>
    <style:style style:name="T32" style:family="text">
      <style:text-properties style:font-name="Monospace" fo:font-size="10pt" officeooo:rsid="0050ea3e" style:font-size-asian="10pt"/>
    </style:style>
    <style:style style:name="T33" style:family="text">
      <style:text-properties style:font-name="Monospace" fo:font-size="10pt" officeooo:rsid="0051e4b6" style:font-size-asian="10pt"/>
    </style:style>
    <style:style style:name="T34" style:family="text">
      <style:text-properties style:font-name="Monospace" fo:font-size="10pt" officeooo:rsid="005810a6" style:font-size-asian="10pt"/>
    </style:style>
    <style:style style:name="T35" style:family="text">
      <style:text-properties style:font-name="Monospace" fo:font-size="10pt" officeooo:rsid="005c1f5c" style:font-size-asian="10pt"/>
    </style:style>
    <style:style style:name="T36" style:family="text">
      <style:text-properties style:font-name="Monospace" fo:font-size="10pt" officeooo:rsid="005ddc33" style:font-size-asian="10pt"/>
    </style:style>
    <style:style style:name="T37" style:family="text">
      <style:text-properties style:font-name="Monospace" fo:font-size="10pt" officeooo:rsid="006106b6" style:font-size-asian="10pt"/>
    </style:style>
    <style:style style:name="T38" style:family="text">
      <style:text-properties style:font-name="Monospace" fo:font-size="10pt" officeooo:rsid="00650904" style:font-size-asian="10pt"/>
    </style:style>
    <style:style style:name="T39" style:family="text">
      <style:text-properties style:font-name="Monospace" fo:font-size="10pt" officeooo:rsid="0065bb97" style:font-size-asian="10pt"/>
    </style:style>
    <style:style style:name="T40" style:family="text">
      <style:text-properties fo:color="#7f007f" style:font-name="Monospace" fo:font-size="10pt" style:font-size-asian="10pt"/>
    </style:style>
    <style:style style:name="T41" style:family="text">
      <style:text-properties fo:color="#7f007f" style:font-name="Monospace" fo:font-size="10pt" style:font-size-asian="10pt"/>
    </style:style>
    <style:style style:name="T42" style:family="text">
      <style:text-properties fo:color="#2a00ff" style:font-name="Monospace" fo:font-size="10pt" fo:font-style="italic" style:font-size-asian="10pt" style:font-style-asian="italic"/>
    </style:style>
    <style:style style:name="T43" style:family="text">
      <style:text-properties fo:color="#2a00ff" style:font-name="Monospace" fo:font-size="10pt" fo:font-style="italic" style:font-size-asian="10pt" style:font-style-asian="italic"/>
    </style:style>
    <style:style style:name="T44" style:family="text">
      <style:text-properties officeooo:rsid="001d4826"/>
    </style:style>
    <style:style style:name="T45" style:family="text">
      <style:text-properties officeooo:rsid="001de590"/>
    </style:style>
    <style:style style:name="T46" style:family="text">
      <style:text-properties officeooo:rsid="001e075f"/>
    </style:style>
    <style:style style:name="T47" style:family="text">
      <style:text-properties officeooo:rsid="003d802d"/>
    </style:style>
    <style:style style:name="T48" style:family="text">
      <style:text-properties fo:color="#000000" style:font-name="Monospace" fo:font-size="10pt" style:font-size-asian="10pt"/>
    </style:style>
    <style:style style:name="T49" style:family="text">
      <style:text-properties fo:color="#000000" style:font-name="Monospace" fo:font-size="10pt" officeooo:rsid="004c03c3" style:font-size-asian="10pt"/>
    </style:style>
    <style:style style:name="T50" style:family="text">
      <style:text-properties fo:color="#000000" style:font-name="Monospace" fo:font-size="10pt" officeooo:rsid="0051e4b6" style:font-size-asian="10pt"/>
    </style:style>
    <style:style style:name="T51" style:family="text">
      <style:text-properties fo:color="#000000" style:font-name="Monospace" fo:font-size="10pt" officeooo:rsid="005ddc33" style:font-size-asian="10pt"/>
    </style:style>
    <style:style style:name="T52" style:family="text">
      <style:text-properties fo:color="#000000" style:font-name="Monospace" fo:font-size="10pt" officeooo:rsid="0065bb97" style:font-size-asian="10pt"/>
    </style:style>
    <style:style style:name="T53" style:family="text">
      <style:text-properties fo:color="#000000" style:font-name="Monospace" fo:font-size="10pt" style:font-size-asian="10pt"/>
    </style:style>
    <style:style style:name="T54" style:family="text">
      <style:text-properties fo:color="#000000"/>
    </style:style>
    <style:style style:name="T55" style:family="text">
      <style:text-properties style:use-window-font-color="true" style:font-name="Monospace" fo:font-size="10pt" officeooo:rsid="003d802d" style:font-size-asian="10pt"/>
    </style:style>
    <style:style style:name="T56" style:family="text">
      <style:text-properties officeooo:rsid="004c03c3"/>
    </style:style>
    <style:style style:name="T57" style:family="text">
      <style:text-properties fo:color="#7f0055" style:font-name="Monospace" fo:font-size="10pt" fo:font-weight="bold" style:font-size-asian="10pt" style:font-weight-asian="bold"/>
    </style:style>
    <style:style style:name="T58" style:family="text">
      <style:text-properties fo:color="#7f0055" style:font-name="Monospace" fo:font-size="10pt" fo:font-weight="bold" officeooo:rsid="005ddc33" style:font-size-asian="10pt" style:font-weight-asian="bold"/>
    </style:style>
    <style:style style:name="T59" style:family="text">
      <style:text-properties fo:color="#7f0055" style:font-name="Monospace" fo:font-size="10pt" fo:font-weight="bold" style:font-size-asian="10pt" style:font-weight-asian="bold"/>
    </style:style>
    <style:style style:name="T60" style:family="text">
      <style:text-properties fo:color="#0000c0" style:font-name="Monospace" fo:font-size="10pt" style:font-size-asian="10pt"/>
    </style:style>
    <style:style style:name="T61" style:family="text">
      <style:text-properties fo:color="#0000c0" style:font-name="Monospace" fo:font-size="10pt" style:font-size-asian="10pt"/>
    </style:style>
    <style:style style:name="T62" style:family="text">
      <style:text-properties fo:color="#0000c0" style:font-name="Monospace" fo:font-size="10pt" style:font-size-asian="10pt" fo:background-color="#f0d8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batis映射详解</text:p>
      <text:p text:style-name="P1"><text:tab/>一<text:span text:style-name="T3">、介绍下</text:span></text:p>
      <text:p text:style-name="P2"><text:tab/><text:span text:style-name="T3">pojo:不按mvc分层,只是java bean有一些属性,还有get set方法</text:span></text:p>
      <text:p text:style-name="P3"><text:tab/>domain:不按mvc分层,只是java bean有一些属性,还有get set方法</text:p>
      <text:p text:style-name="P3"><text:tab/>po:用在持久层,还可以再增加或者修改的时候,从页面直接传入action中,它里面的java bean 类名等于表名,</text:p>
      <text:p text:style-name="P3"><text:tab/>属性名等于表的字段名,还有对应的get set方法</text:p>
      <text:p text:style-name="P3"><text:tab/>vo: view object表现层对象,主要用于在高级查询中从页面接收传过来的各种参数.好处是扩展性强</text:p>
      <text:p text:style-name="P3"><text:tab/>bo: 用在servie层,现在企业基本不用.</text:p>
      <text:p text:style-name="P3"><text:tab/>这些po,vo, bo,pojo可以用在各种层面吗</text:p>
      <text:p text:style-name="P3"><text:tab/>可以,也就是po用在表现层,vo用在持久层不报错,因为都是普通的java bean没有语法错误.</text:p>
      <text:p text:style-name="P3">但是在企业最好不要混着用,因为这些都是设计的原则,混着用比较乱.不利于代码维护.</text:p>
      <text:p text:style-name="P1"><text:tab/>一、输入映射<text:span text:style-name="T45">paramterType</text:span></text:p>
      <text:p text:style-name="P1"><text:tab/><text:span text:style-name="T2">#{id}-占位符</text:span></text:p>
      <text:p text:style-name="P1"><text:tab/><text:span text:style-name="T2">${value}拼接符 字符串原样拼接。</text:span></text:p>
      <text:p text:style-name="P4"><text:span text:style-name="T1"><text:tab/></text:span><text:span text:style-name="T4">&lt;!-- </text:span></text:p>
      <text:p text:style-name="P14"><text:tab/>id:sql语句的唯一标识符</text:p>
      <text:p text:style-name="P14"><text:tab/>parameterType：指定传入的参数的类型</text:p>
      <text:p text:style-name="P14"><text:tab/>resultType：指定返回的参数的类型</text:p>
      <text:p text:style-name="P12"><text:span text:style-name="T4"><text:tab/>#{}：如果是基本数据类型（Integer、String、double...），那么#{}花括号中的变量可随意填写，如果是</text:span><text:span text:style-name="T6">pojo</text:span><text:span text:style-name="T4">那么必须保证和</text:span><text:span text:style-name="T6">pojo</text:span><text:span text:style-name="T4">的变量名一致</text:span></text:p>
      <text:p text:style-name="P14"><text:s/>--&gt;</text:p>
      <text:p text:style-name="P12"><text:span text:style-name="T7"><text:tab/></text:span><text:span text:style-name="T16">&lt;</text:span><text:span text:style-name="T25">select</text:span><text:span text:style-name="T29"> </text:span><text:span text:style-name="T40">id</text:span><text:span text:style-name="T7">=</text:span><text:span text:style-name="T42">"findById"</text:span><text:span text:style-name="T29"> </text:span><text:span text:style-name="T40">parameterType</text:span><text:span text:style-name="T7">=</text:span><text:span text:style-name="T42">"int"</text:span><text:span text:style-name="T29"> </text:span><text:span text:style-name="T40">resultType</text:span><text:span text:style-name="T7">=</text:span><text:span text:style-name="T42">"org.lier.zz.User"</text:span><text:span text:style-name="T16">&gt;</text:span></text:p>
      <text:p text:style-name="P15"><text:tab/><text:tab/>select * <text:s/>from user where id = #{id}</text:p>
      <text:p text:style-name="P1"><text:span text:style-name="T7"><text:tab/></text:span><text:span text:style-name="T16">&lt;/</text:span><text:span text:style-name="T25">select</text:span><text:span text:style-name="T16">&gt;</text:span></text:p>
      <text:p text:style-name="P1"><text:tab/>二<text:span text:style-name="T44">、输出映射</text:span></text:p>
      <text:p text:style-name="P1"><text:tab/><text:span text:style-name="T46">resultType:返回单条是指定是接收数据的类型pojo，返回多条结果的时候，得到的结果是是集合的泛型的类型。</text:span></text:p>
      <text:p text:style-name="P1"><text:tab/></text:p>
      <text:p text:style-name="P5"><text:tab/>三、动态sql</text:p>
      <text:p text:style-name="P5"><text:tab/>高级查询的时候使用动态sql。</text:p>
      <text:p text:style-name="P5"><text:tab/><text:span text:style-name="T56">1、</text:span>where 和if的使用</text:p>
      <text:p text:style-name="P6"><text:span text:style-name="T47"><text:tab/></text:span><text:span text:style-name="T16">&lt;</text:span><text:span text:style-name="T27">select</text:span><text:span text:style-name="T29"> </text:span><text:span text:style-name="T40">id</text:span><text:span text:style-name="T7">=</text:span><text:span text:style-name="T42">"findUsersByNameAndSex"</text:span><text:span text:style-name="T29"> </text:span><text:span text:style-name="T40">parameterType</text:span><text:span text:style-name="T7">=</text:span><text:span text:style-name="T42">"org.lier.zz.User"</text:span><text:span text:style-name="T29"> </text:span><text:span text:style-name="T40">resultType</text:span><text:span text:style-name="T7">=</text:span><text:span text:style-name="T42">"org.lier.zz.User"</text:span><text:span text:style-name="T16">&gt;</text:span></text:p>
      <text:p text:style-name="P15"><text:tab/><text:tab/>select *from user where 1=1 </text:p>
      <text:p text:style-name="P12"><text:span text:style-name="T7"><text:tab/><text:tab/></text:span><text:span text:style-name="T8">&lt;-- <text:s/>这种方式拼接完成的sql有问题 --&gt;</text:span></text:p>
      <text:p text:style-name="P12"><text:span text:style-name="T7"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username != null and username != ''"</text:span><text:span text:style-name="T16">&gt;</text:span></text:p>
      <text:p text:style-name="P12"><text:span text:style-name="T7"><text:tab/><text:tab/><text:tab/>and </text:span><text:span text:style-name="T14">username</text:span><text:span text:style-name="T7"> like '%${</text:span><text:span text:style-name="T14">username</text:span><text:span text:style-name="T7">}%'</text:span></text:p>
      <text:p text:style-name="P12"><text:span text:style-name="T7"><text:tab/><text:tab/></text:span><text:span text:style-name="T16">&lt;/</text:span><text:span text:style-name="T25">if</text:span><text:span text:style-name="T16">&gt;</text:span></text:p>
      <text:p text:style-name="P12"><text:span text:style-name="T7"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sex != null and sex != ''"</text:span><text:span text:style-name="T16">&gt;</text:span></text:p>
      <text:p text:style-name="P15"><text:tab/><text:tab/><text:tab/>and sex = #{sex}</text:p>
      <text:p text:style-name="P12"><text:span text:style-name="T7"><text:tab/><text:tab/></text:span><text:span text:style-name="T16">&lt;/</text:span><text:span text:style-name="T25">if</text:span><text:span text:style-name="T16">&gt;</text:span></text:p>
      <text:p text:style-name="P5"><text:span text:style-name="T7"><text:tab/></text:span><text:span text:style-name="T16">&lt;/</text:span><text:span text:style-name="T27">select</text:span><text:span text:style-name="T16">&gt;</text:span></text:p>
      <text:p text:style-name="P20">拼接完成 的sql是这样的：</text:p>
      <text:p text:style-name="P5"><text:span text:style-name="T16"><text:tab/></text:span><text:span text:style-name="T48">select *from user where 1=1 and username like '%李%' and sex = ? </text:span></text:p>
      <text:p text:style-name="P20">这样的话，即便不传入值也能获取相应的结果。</text:p>
      <text:p text:style-name="P22"><text:tab/></text:p>
      <text:p text:style-name="P22">更改：</text:p>
      <text:p text:style-name="P6"><text:span text:style-name="T55"><text:tab/></text:span><text:span text:style-name="T16">&lt;</text:span><text:span text:style-name="T27">select</text:span><text:span text:style-name="T29"> </text:span><text:span text:style-name="T40">id</text:span><text:span text:style-name="T7">=</text:span><text:span text:style-name="T42">"findUsersByNameAndSex"</text:span><text:span text:style-name="T29"> </text:span><text:span text:style-name="T40">parameterType</text:span><text:span text:style-name="T7">=</text:span><text:span text:style-name="T42">"org.lier.zz.User"</text:span></text:p>
      <text:p text:style-name="P12"><text:span text:style-name="T29"><text:tab/><text:tab/></text:span><text:span text:style-name="T40">resultType</text:span><text:span text:style-name="T7">=</text:span><text:span text:style-name="T42">"org.lier.zz.User"</text:span><text:span text:style-name="T16">&gt;</text:span></text:p>
      <text:p text:style-name="P15"><text:soft-page-break/><text:tab/><text:tab/>select *from user</text:p>
      <text:p text:style-name="P12"><text:span text:style-name="T7"><text:tab/><text:tab/></text:span><text:span text:style-name="T16">&lt;</text:span><text:span text:style-name="T25">where</text:span><text:span text:style-name="T16">&gt;</text:span></text:p>
      <text:p text:style-name="P13"><text:span text:style-name="T7"><text:tab/><text:tab/><text:tab/></text:span><text:span text:style-name="T4">&lt;!-- where标签作用： </text:span></text:p>
      <text:p text:style-name="P18"><text:tab/><text:tab/><text:tab/><text:tab/>1、自动添加where关键字 </text:p>
      <text:p text:style-name="P18"><text:tab/><text:tab/><text:tab/><text:tab/>2、去掉第一个条件的and关键字 --&gt;</text:p>
      <text:p text:style-name="P12"><text:span text:style-name="T7"><text:tab/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username != null and username != ''"</text:span><text:span text:style-name="T16">&gt;</text:span></text:p>
      <text:p text:style-name="P12"><text:span text:style-name="T7"><text:tab/><text:tab/><text:tab/><text:tab/>and </text:span><text:span text:style-name="T14">username</text:span><text:span text:style-name="T7"> like '%${</text:span><text:span text:style-name="T14">username</text:span><text:span text:style-name="T7">}%'</text:span></text:p>
      <text:p text:style-name="P12"><text:span text:style-name="T7"><text:tab/><text:tab/><text:tab/></text:span><text:span text:style-name="T16">&lt;/</text:span><text:span text:style-name="T25">if</text:span><text:span text:style-name="T16">&gt;</text:span></text:p>
      <text:p text:style-name="P12"><text:span text:style-name="T7"><text:tab/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sex != null and sex != ''"</text:span><text:span text:style-name="T16">&gt;</text:span></text:p>
      <text:p text:style-name="P15"><text:tab/><text:tab/><text:tab/><text:tab/>and sex = #{sex}</text:p>
      <text:p text:style-name="P12"><text:span text:style-name="T7"><text:tab/><text:tab/><text:tab/></text:span><text:span text:style-name="T16">&lt;/</text:span><text:span text:style-name="T25">if</text:span><text:span text:style-name="T16">&gt;</text:span></text:p>
      <text:p text:style-name="P12"><text:span text:style-name="T7"><text:tab/><text:tab/></text:span><text:span text:style-name="T16">&lt;/</text:span><text:span text:style-name="T25">where</text:span><text:span text:style-name="T16">&gt;</text:span></text:p>
      <text:p text:style-name="P7"><text:span text:style-name="T7"><text:tab/></text:span><text:span text:style-name="T16">&lt;/</text:span><text:span text:style-name="T27">select</text:span><text:span text:style-name="T16">&gt;</text:span></text:p>
      <text:p text:style-name="P20"><text:tab/>这种方式生成的sql语句：</text:p>
      <text:p text:style-name="P7"><text:span text:style-name="T16"><text:tab/><text:tab/></text:span><text:span text:style-name="T48">select *from user WHERE username like '%李%' and sex = ? </text:span></text:p>
      <text:p text:style-name="P20"><text:tab/>非常的人性化，特别的棒棒！！</text:p>
      <text:p text:style-name="P8"><text:span text:style-name="T30"><text:tab/></text:span><text:span text:style-name="T31">2、sql的重用</text:span></text:p>
      <text:p text:style-name="P23"><text:tab/><text:tab/>sql标签和include标签搭配使用</text:p>
      <text:p text:style-name="P6"><text:span text:style-name="T49"><text:tab/></text:span><text:span text:style-name="T17">&lt;</text:span><text:span text:style-name="T27">sql</text:span><text:span text:style-name="T29"> </text:span><text:span text:style-name="T40">id</text:span><text:span text:style-name="T7">=</text:span><text:span text:style-name="T42">"user_where"</text:span><text:span text:style-name="T16">&gt;</text:span></text:p>
      <text:p text:style-name="P12"><text:span text:style-name="T7"><text:tab/><text:tab/></text:span><text:span text:style-name="T16">&lt;</text:span><text:span text:style-name="T25">where</text:span><text:span text:style-name="T16">&gt;</text:span></text:p>
      <text:p text:style-name="P12"><text:span text:style-name="T7"><text:tab/><text:tab/><text:tab/></text:span><text:span text:style-name="T4">&lt;!-- where标签作用： 1、自动添加where关键字 2、去掉第一个条件的and关键字 --&gt;</text:span></text:p>
      <text:p text:style-name="P12"><text:span text:style-name="T7"><text:tab/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username != null and username != ''"</text:span><text:span text:style-name="T16">&gt;</text:span></text:p>
      <text:p text:style-name="P12"><text:span text:style-name="T7"><text:tab/><text:tab/><text:tab/><text:tab/>and </text:span><text:span text:style-name="T14">username</text:span><text:span text:style-name="T7"> like '%${</text:span><text:span text:style-name="T14">username</text:span><text:span text:style-name="T7">}%'</text:span></text:p>
      <text:p text:style-name="P12"><text:span text:style-name="T7"><text:tab/><text:tab/><text:tab/></text:span><text:span text:style-name="T16">&lt;/</text:span><text:span text:style-name="T25">if</text:span><text:span text:style-name="T16">&gt;</text:span></text:p>
      <text:p text:style-name="P12"><text:span text:style-name="T7"><text:tab/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sex != null and sex != ''"</text:span><text:span text:style-name="T16">&gt;</text:span></text:p>
      <text:p text:style-name="P15"><text:tab/><text:tab/><text:tab/><text:tab/>and sex = #{sex}</text:p>
      <text:p text:style-name="P12"><text:span text:style-name="T7"><text:tab/><text:tab/><text:tab/></text:span><text:span text:style-name="T16">&lt;/</text:span><text:span text:style-name="T25">if</text:span><text:span text:style-name="T16">&gt;</text:span></text:p>
      <text:p text:style-name="P12"><text:span text:style-name="T7"><text:tab/><text:tab/></text:span><text:span text:style-name="T16">&lt;/</text:span><text:span text:style-name="T25">where</text:span><text:span text:style-name="T16">&gt;</text:span></text:p>
      <text:p text:style-name="P8"><text:span text:style-name="T7"><text:tab/></text:span><text:span text:style-name="T16">&lt;/</text:span><text:span text:style-name="T27">sql</text:span><text:span text:style-name="T16">&gt;</text:span></text:p>
      <text:p text:style-name="P20"/>
      <text:p text:style-name="P8"><text:span text:style-name="T17"><text:tab/>&lt;</text:span><text:span text:style-name="T27">select</text:span><text:span text:style-name="T29"> </text:span><text:span text:style-name="T40">id</text:span><text:span text:style-name="T7">=</text:span><text:span text:style-name="T42">"findUsersByNameAndSex"</text:span><text:span text:style-name="T29"> </text:span><text:span text:style-name="T40">parameterType</text:span><text:span text:style-name="T7">=</text:span><text:span text:style-name="T42">"org.lier.zz.User"</text:span></text:p>
      <text:p text:style-name="P12"><text:span text:style-name="T29"><text:tab/><text:tab/></text:span><text:span text:style-name="T40">resultType</text:span><text:span text:style-name="T7">=</text:span><text:span text:style-name="T42">"org.lier.zz.User"</text:span><text:span text:style-name="T16">&gt;</text:span></text:p>
      <text:p text:style-name="P15"><text:tab/><text:tab/>select *from user</text:p>
      <text:p text:style-name="P15"><text:tab/><text:tab/>//调用sql条件</text:p>
      <text:p text:style-name="P12"><text:span text:style-name="T7"><text:tab/><text:tab/></text:span><text:span text:style-name="T16">&lt;</text:span><text:span text:style-name="T25">include</text:span><text:span text:style-name="T29"> </text:span><text:span text:style-name="T40">refid</text:span><text:span text:style-name="T7">=</text:span><text:span text:style-name="T42">"user_where"</text:span><text:span text:style-name="T16">&gt;&lt;/</text:span><text:span text:style-name="T25">include</text:span><text:span text:style-name="T16">&gt;</text:span></text:p>
      <text:p text:style-name="P8"><text:span text:style-name="T7"><text:tab/></text:span><text:span text:style-name="T16">&lt;/</text:span><text:span text:style-name="T27">select</text:span><text:span text:style-name="T16">&gt;</text:span></text:p>
      <text:p text:style-name="P8"><text:span text:style-name="T31"><text:tab/></text:span><text:span text:style-name="T32">3、foreach语句</text:span></text:p>
      <text:p text:style-name="P8"><text:span text:style-name="T32"><text:tab/>应用场景：select * </text:span><text:span text:style-name="T33">from user where id in (?,?,?) 不要使用or语句 使用or语句查询速度会非常的慢</text:span></text:p>
      <text:p text:style-name="P6"><text:span text:style-name="T50"><text:tab/></text:span><text:span text:style-name="T18">&lt;</text:span><text:span text:style-name="T27">select</text:span><text:span text:style-name="T29"> </text:span><text:span text:style-name="T40">id</text:span><text:span text:style-name="T7">=</text:span><text:span text:style-name="T42">"findUsersByIds"</text:span><text:span text:style-name="T29"> </text:span><text:span text:style-name="T40">parameterType</text:span><text:span text:style-name="T7">=</text:span><text:span text:style-name="T42">"org.lier.zz.QueryVo"</text:span><text:span text:style-name="T29"> </text:span><text:span text:style-name="T40">resultType</text:span><text:span text:style-name="T7">=</text:span><text:span text:style-name="T42">"org.lier.zz.User"</text:span><text:span text:style-name="T16">&gt;</text:span></text:p>
      <text:p text:style-name="P15"><text:tab/><text:tab/>select * from user </text:p>
      <text:p text:style-name="P12"><text:span text:style-name="T7"><text:tab/><text:tab/></text:span><text:span text:style-name="T16">&lt;</text:span><text:span text:style-name="T25">where</text:span><text:span text:style-name="T16">&gt;</text:span></text:p>
      <text:p text:style-name="P12"><text:span text:style-name="T7"><text:tab/><text:tab/><text:tab/></text:span><text:span text:style-name="T16">&lt;</text:span><text:span text:style-name="T25">if</text:span><text:span text:style-name="T29"> </text:span><text:span text:style-name="T40">test</text:span><text:span text:style-name="T7">=</text:span><text:span text:style-name="T42">"ids != null"</text:span><text:span text:style-name="T16">&gt;</text:span></text:p>
      <text:p text:style-name="P12"><text:span text:style-name="T7"><text:tab/><text:tab/><text:tab/><text:tab/></text:span><text:span text:style-name="T4">&lt;!-- </text:span></text:p>
      <text:p text:style-name="P12"><text:span text:style-name="T4"><text:tab/><text:tab/><text:tab/><text:tab/><text:tab/></text:span><text:span text:style-name="T6">foreach</text:span><text:span text:style-name="T4">:循环传入集合参数</text:span></text:p>
      <text:p text:style-name="P14"><text:tab/><text:tab/><text:tab/><text:tab/><text:tab/>collection:传入集合的变量名称</text:p>
      <text:p text:style-name="P14"><text:tab/><text:tab/><text:tab/><text:tab/><text:tab/>item:每次循环将循环中的数据放入这个变量中</text:p>
      <text:p text:style-name="P14"><text:tab/><text:tab/><text:tab/><text:tab/><text:tab/>open:循环开始拼接的字符串</text:p>
      <text:p text:style-name="P14"><text:tab/><text:tab/><text:tab/><text:tab/><text:tab/>close:循环结束拼接的字符串</text:p>
      <text:p text:style-name="P12"><text:span text:style-name="T4"><text:tab/><text:tab/><text:tab/><text:tab/><text:tab/></text:span><text:span text:style-name="T6">separater</text:span><text:span text:style-name="T4">:循环中的分隔符</text:span></text:p>
      <text:p text:style-name="P14"><text:tab/><text:tab/><text:tab/><text:tab/> --&gt;</text:p>
      <text:p text:style-name="P12"><text:span text:style-name="T7"><text:tab/><text:tab/><text:tab/><text:tab/></text:span><text:span text:style-name="T16">&lt;</text:span><text:span text:style-name="T25">foreach</text:span><text:span text:style-name="T29"> </text:span><text:span text:style-name="T40">collection</text:span><text:span text:style-name="T7">=</text:span><text:span text:style-name="T42">"ids"</text:span><text:span text:style-name="T29"> </text:span><text:span text:style-name="T40">item</text:span><text:span text:style-name="T7">=</text:span><text:span text:style-name="T42">"id"</text:span><text:span text:style-name="T29"> </text:span><text:span text:style-name="T40">open</text:span><text:span text:style-name="T7">=</text:span><text:span text:style-name="T42">"id in ("</text:span><text:span text:style-name="T29"> </text:span><text:span text:style-name="T40">close</text:span><text:span text:style-name="T7">=</text:span><text:span text:style-name="T42">")"</text:span><text:span text:style-name="T29"> </text:span><text:span text:style-name="T40">separator</text:span><text:span text:style-name="T7">=</text:span><text:span text:style-name="T42">","</text:span><text:span text:style-name="T16">&gt;</text:span></text:p>
      <text:p text:style-name="P15"><text:tab/><text:tab/><text:tab/><text:tab/><text:tab/>#{id}</text:p>
      <text:p text:style-name="P12"><text:span text:style-name="T7"><text:tab/><text:tab/><text:tab/><text:tab/></text:span><text:span text:style-name="T16">&lt;/</text:span><text:span text:style-name="T25">foreach</text:span><text:span text:style-name="T16">&gt;</text:span></text:p>
      <text:p text:style-name="P12"><text:soft-page-break/><text:span text:style-name="T7"><text:tab/><text:tab/><text:tab/></text:span><text:span text:style-name="T16">&lt;/</text:span><text:span text:style-name="T25">if</text:span><text:span text:style-name="T16">&gt;</text:span></text:p>
      <text:p text:style-name="P12"><text:span text:style-name="T7"><text:tab/><text:tab/></text:span><text:span text:style-name="T16">&lt;/</text:span><text:span text:style-name="T25">where</text:span><text:span text:style-name="T16">&gt;</text:span><text:span text:style-name="T7"><text:tab/><text:tab/></text:span></text:p>
      <text:p text:style-name="P8"><text:span text:style-name="T7"><text:tab/></text:span><text:span text:style-name="T16">&lt;/</text:span><text:span text:style-name="T27">select</text:span><text:span text:style-name="T16">&gt;</text:span></text:p>
      <text:p text:style-name="P8"><text:span text:style-name="T18"><text:tab/></text:span><text:span text:style-name="T34">4、单个对象映射关系</text:span></text:p>
      <text:p text:style-name="P8"><text:span text:style-name="T34"><text:tab/>场景</text:span><text:span text:style-name="T35">：多个表进行映射，单个的实体无法容纳全部 的结果。</text:span></text:p>
      <text:p text:style-name="P8"><text:span text:style-name="T35"><text:tab/>方式</text:span><text:span text:style-name="T36">1：将两个表对应的实体类进行平铺，如下</text:span></text:p>
      <text:p text:style-name="P6"><text:span text:style-name="T51"><text:tab/></text:span><text:span text:style-name="T58">public</text:span><text:span text:style-name="T48"> </text:span><text:span text:style-name="T57">class</text:span><text:span text:style-name="T48"> CustomOrders </text:span><text:span text:style-name="T57">extends</text:span><text:span text:style-name="T48"> Orders{</text:span></text:p>
      <text:p text:style-name="P19"><text:tab/></text:p>
      <text:p text:style-name="P12"><text:span text:style-name="T48"><text:tab/></text:span><text:span text:style-name="T57">private</text:span><text:span text:style-name="T48"> </text:span><text:span text:style-name="T57">int</text:span><text:span text:style-name="T48"> </text:span><text:span text:style-name="T60">uid</text:span><text:span text:style-name="T48">;</text:span></text:p>
      <text:p text:style-name="P12"><text:span text:style-name="T48"><text:tab/></text:span><text:span text:style-name="T57">private</text:span><text:span text:style-name="T48"> String </text:span><text:span text:style-name="T60">username</text:span><text:span text:style-name="T48">;</text:span></text:p>
      <text:p text:style-name="P12"><text:span text:style-name="T48"><text:tab/></text:span><text:span text:style-name="T57">private</text:span><text:span text:style-name="T48"> String </text:span><text:span text:style-name="T60">sex</text:span><text:span text:style-name="T48">;</text:span></text:p>
      <text:p text:style-name="P12"><text:span text:style-name="T48"><text:tab/></text:span><text:span text:style-name="T57">private</text:span><text:span text:style-name="T48"> Date </text:span><text:span text:style-name="T60">birthday</text:span><text:span text:style-name="T48">;</text:span></text:p>
      <text:p text:style-name="P8"><text:span text:style-name="T29"><text:tab/></text:span><text:span text:style-name="T57">private</text:span><text:span text:style-name="T29"> String </text:span><text:span text:style-name="T60">address</text:span><text:span text:style-name="T29">;</text:span></text:p>
      <text:p text:style-name="P9"><text:span text:style-name="T36"><text:tab/>…</text:span><text:span text:style-name="T37">geter and seter method</text:span></text:p>
      <text:p text:style-name="P24">}</text:p>
      <text:p text:style-name="P9"><text:span text:style-name="T36"><text:tab/></text:span><text:span text:style-name="T38">&lt; – <text:s/>一对一：自动映射 – &gt;</text:span></text:p>
      <text:p text:style-name="P11"><text:span text:style-name="T51"><text:tab/></text:span><text:span text:style-name="T19">&lt;</text:span><text:span text:style-name="T27">select</text:span><text:span text:style-name="T29"> </text:span><text:span text:style-name="T40">id</text:span><text:span text:style-name="T7">=</text:span><text:span text:style-name="T42">"findOrderToUser"</text:span><text:span text:style-name="T29"> </text:span><text:span text:style-name="T40">resultType</text:span><text:span text:style-name="T7">=</text:span><text:span text:style-name="T42">"org.lier.zz.CustomOrders"</text:span><text:span text:style-name="T16">&gt;</text:span></text:p>
      <text:p text:style-name="P15"><text:tab/><text:tab/>SELECT</text:p>
      <text:p text:style-name="P12"><text:span text:style-name="T7"><text:tab/><text:tab/>o.*, u.id </text:span><text:span text:style-name="T14">uid</text:span><text:span text:style-name="T7">, </text:span><text:span text:style-name="T14">username</text:span><text:span text:style-name="T7">, birthday, sex, address</text:span></text:p>
      <text:p text:style-name="P15"><text:tab/><text:tab/>FROM</text:p>
      <text:p text:style-name="P15"><text:tab/><text:tab/>orders o,</text:p>
      <text:p text:style-name="P15"><text:tab/><text:tab/>user u</text:p>
      <text:p text:style-name="P15"><text:tab/><text:tab/>WHERE</text:p>
      <text:p text:style-name="P15"><text:tab/><text:tab/>o.user_id = u.id;</text:p>
      <text:p text:style-name="P9"><text:span text:style-name="T7"><text:tab/></text:span><text:span text:style-name="T16">&lt;/</text:span><text:span text:style-name="T27">select</text:span><text:span text:style-name="T16">&gt;</text:span></text:p>
      <text:p text:style-name="P9"><text:span text:style-name="T16"><text:tab/></text:span><text:span text:style-name="T20">缺点:使用继承的方式进行扩展，如果设计多个实体，无法多级成。也不宜与维护</text:span><text:span text:style-name="T21">。</text:span></text:p>
      <text:p text:style-name="P21"/>
      <text:p text:style-name="P9"><text:span text:style-name="T36"><text:tab/></text:span><text:span text:style-name="T39">&lt; – 一对一手动映射 – &gt;</text:span></text:p>
      <text:p text:style-name="P11"><text:span text:style-name="T52"><text:tab/></text:span><text:span text:style-name="T4">&lt;!-- 一对一：手动映射 </text:span></text:p>
      <text:p text:style-name="P14"><text:tab/><text:tab/>id:resultMap的唯一标识符</text:p>
      <text:p text:style-name="P14"><text:tab/><text:tab/>type:将查询的数据放入的对象</text:p>
      <text:p text:style-name="P14"><text:tab/>--&gt;</text:p>
      <text:p text:style-name="P12"><text:span text:style-name="T7"><text:tab/></text:span><text:span text:style-name="T16">&lt;</text:span><text:span text:style-name="T25">resultMap</text:span><text:span text:style-name="T29"> </text:span><text:span text:style-name="T40">type</text:span><text:span text:style-name="T7">=</text:span><text:span text:style-name="T42">"org.lier.zz.Orders"</text:span><text:span text:style-name="T29"> </text:span><text:span text:style-name="T40">id</text:span><text:span text:style-name="T7">=</text:span><text:span text:style-name="T42">"Order_user"</text:span><text:span text:style-name="T16">&gt;</text:span></text:p>
      <text:p text:style-name="P12"><text:span text:style-name="T7"><text:tab/><text:tab/></text:span><text:span text:style-name="T4">&lt;!-- id:id标签指定主键对应关系</text:span></text:p>
      <text:p text:style-name="P14"><text:tab/><text:tab/><text:tab/> column:数据库字段名</text:p>
      <text:p text:style-name="P12"><text:span text:style-name="T4"><text:tab/><text:tab/><text:tab/> property：属性，</text:span><text:span text:style-name="T6">pojo</text:span><text:span text:style-name="T4">中的属性名</text:span></text:p>
      <text:p text:style-name="P14"><text:tab/><text:tab/><text:tab/> result:指定非主键列的对应关系</text:p>
      <text:p text:style-name="P14"><text:tab/><text:tab/> --&gt;</text:p>
      <text:p text:style-name="P12"><text:span text:style-name="T7"><text:tab/><text:tab/></text:span><text:span text:style-name="T16">&lt;</text:span><text:span text:style-name="T25">id</text:span><text:span text:style-name="T29"> </text:span><text:span text:style-name="T40">column</text:span><text:span text:style-name="T7">=</text:span><text:span text:style-name="T42">"id"</text:span><text:span text:style-name="T29"> </text:span><text:span text:style-name="T40">property</text:span><text:span text:style-name="T7">=</text:span><text:span text:style-name="T42">"id"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user_id"</text:span><text:span text:style-name="T29"> </text:span><text:span text:style-name="T40">property</text:span><text:span text:style-name="T7">=</text:span><text:span text:style-name="T42">"userId"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createtime"</text:span><text:span text:style-name="T29"> </text:span><text:span text:style-name="T40">property</text:span><text:span text:style-name="T7">=</text:span><text:span text:style-name="T42">"createtime"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numeber"</text:span><text:span text:style-name="T29"> </text:span><text:span text:style-name="T40">property</text:span><text:span text:style-name="T7">=</text:span><text:span text:style-name="T42">"number"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note"</text:span><text:span text:style-name="T29"> </text:span><text:span text:style-name="T40">property</text:span><text:span text:style-name="T7">=</text:span><text:span text:style-name="T42">"note"</text:span><text:span text:style-name="T16">/&gt;</text:span></text:p>
      <text:p text:style-name="P12"><text:span text:style-name="T7"><text:tab/><text:tab/></text:span><text:span text:style-name="T4">&lt;!-- </text:span></text:p>
      <text:p text:style-name="P14"><text:tab/><text:tab/><text:tab/>这个标签指定单个对象的映射关系</text:p>
      <text:p text:style-name="P14"><text:tab/><text:tab/> --&gt;</text:p>
      <text:p text:style-name="P12"><text:span text:style-name="T7"><text:tab/><text:tab/></text:span><text:span text:style-name="T16">&lt;</text:span><text:span text:style-name="T25">association</text:span><text:span text:style-name="T29"> </text:span><text:span text:style-name="T40">property</text:span><text:span text:style-name="T7">=</text:span><text:span text:style-name="T42">"user"</text:span><text:span text:style-name="T29"> </text:span><text:span text:style-name="T40">javaType</text:span><text:span text:style-name="T7">=</text:span><text:span text:style-name="T42">"org.lier.zz.User"</text:span><text:span text:style-name="T16">&gt;</text:span></text:p>
      <text:p text:style-name="P12"><text:span text:style-name="T7"><text:tab/><text:tab/><text:tab/></text:span><text:span text:style-name="T16">&lt;</text:span><text:span text:style-name="T25">id</text:span><text:span text:style-name="T29"> </text:span><text:span text:style-name="T40">column</text:span><text:span text:style-name="T7">=</text:span><text:span text:style-name="T42">"uid"</text:span><text:span text:style-name="T29"> </text:span><text:span text:style-name="T40">property</text:span><text:span text:style-name="T7">=</text:span><text:span text:style-name="T42">"id"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username"</text:span><text:span text:style-name="T29"> </text:span><text:span text:style-name="T40">property</text:span><text:span text:style-name="T7">=</text:span><text:span text:style-name="T42">"username"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birthday"</text:span><text:span text:style-name="T29"> </text:span><text:span text:style-name="T40">property</text:span><text:span text:style-name="T7">=</text:span><text:span text:style-name="T42">"birthday"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sex"</text:span><text:span text:style-name="T29"> </text:span><text:span text:style-name="T40">property</text:span><text:span text:style-name="T7">=</text:span><text:span text:style-name="T42">"sex"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address"</text:span><text:span text:style-name="T29"> </text:span><text:span text:style-name="T40">property</text:span><text:span text:style-name="T7">=</text:span><text:span text:style-name="T42">"address"</text:span><text:span text:style-name="T16">/&gt;</text:span></text:p>
      <text:p text:style-name="P12"><text:span text:style-name="T7"><text:tab/><text:tab/></text:span><text:span text:style-name="T16">&lt;/</text:span><text:span text:style-name="T25">association</text:span><text:span text:style-name="T16">&gt;</text:span></text:p>
      <text:p text:style-name="P12"><text:span text:style-name="T7"><text:tab/></text:span><text:span text:style-name="T16">&lt;/</text:span><text:span text:style-name="T25">resultMap</text:span><text:span text:style-name="T16">&gt;</text:span></text:p>
      <text:p text:style-name="P12"><text:span text:style-name="T7"><text:tab/></text:span><text:span text:style-name="T16">&lt;</text:span><text:span text:style-name="T25">select</text:span><text:span text:style-name="T29"> </text:span><text:span text:style-name="T40">id</text:span><text:span text:style-name="T7">=</text:span><text:span text:style-name="T42">"findOrderToUser2"</text:span><text:span text:style-name="T29"> </text:span><text:span text:style-name="T40">resultMap</text:span><text:span text:style-name="T7">=</text:span><text:span text:style-name="T42">"Order_user"</text:span><text:span text:style-name="T16">&gt;</text:span></text:p>
      <text:p text:style-name="P15"><text:tab/><text:tab/>SELECT</text:p>
      <text:p text:style-name="P12"><text:span text:style-name="T7"><text:tab/><text:tab/>o.*, u.id </text:span><text:span text:style-name="T14">uid</text:span><text:span text:style-name="T7">, </text:span><text:span text:style-name="T14">username</text:span><text:span text:style-name="T7">, birthday, sex, address</text:span></text:p>
      <text:p text:style-name="P15"><text:tab/><text:tab/>FROM</text:p>
      <text:p text:style-name="P15"><text:soft-page-break/><text:tab/><text:tab/>orders o,</text:p>
      <text:p text:style-name="P15"><text:tab/><text:tab/>user u</text:p>
      <text:p text:style-name="P15"><text:tab/><text:tab/>WHERE</text:p>
      <text:p text:style-name="P15"><text:tab/><text:tab/>o.user_id = u.id;</text:p>
      <text:p text:style-name="P12"><text:span text:style-name="T7"><text:tab/></text:span><text:span text:style-name="T16">&lt;/</text:span><text:span text:style-name="T25">select</text:span><text:span text:style-name="T16">&gt;</text:span></text:p>
      <text:p text:style-name="P25"><text:tab/></text:p>
      <text:p text:style-name="P9"><text:span text:style-name="T7"><text:tab/>class</text:span><text:span text:style-name="T9">文件中：</text:span></text:p>
      <text:p text:style-name="P26"><text:tab/></text:p>
      <text:p text:style-name="P12"><text:span text:style-name="T57">public</text:span><text:span text:style-name="T48"> </text:span><text:span text:style-name="T57">class</text:span><text:span text:style-name="T48"> Orders {</text:span></text:p>
      <text:p text:style-name="P19"><text:tab/></text:p>
      <text:p text:style-name="P12"><text:span text:style-name="T48"><text:tab/></text:span><text:span text:style-name="T57">private</text:span><text:span text:style-name="T48"> Integer </text:span><text:span text:style-name="T60">id</text:span><text:span text:style-name="T48">;</text:span></text:p>
      <text:p text:style-name="P19"><text:tab/></text:p>
      <text:p text:style-name="P12"><text:span text:style-name="T48"><text:tab/></text:span><text:span text:style-name="T57">private</text:span><text:span text:style-name="T48"> Integer </text:span><text:span text:style-name="T60">userId</text:span><text:span text:style-name="T48">;</text:span></text:p>
      <text:p text:style-name="P19"><text:tab/></text:p>
      <text:p text:style-name="P12"><text:span text:style-name="T48"><text:tab/></text:span><text:span text:style-name="T57">private</text:span><text:span text:style-name="T48"> String </text:span><text:span text:style-name="T60">number</text:span><text:span text:style-name="T48">;</text:span></text:p>
      <text:p text:style-name="P19"><text:tab/></text:p>
      <text:p text:style-name="P12"><text:span text:style-name="T48"><text:tab/></text:span><text:span text:style-name="T57">private</text:span><text:span text:style-name="T48"> Date </text:span><text:span text:style-name="T60">createtime</text:span><text:span text:style-name="T48">;</text:span></text:p>
      <text:p text:style-name="P19"><text:tab/></text:p>
      <text:p text:style-name="P12"><text:span text:style-name="T48"><text:tab/></text:span><text:span text:style-name="T57">private</text:span><text:span text:style-name="T48"> String </text:span><text:span text:style-name="T60">note</text:span><text:span text:style-name="T48">;</text:span></text:p>
      <text:p text:style-name="P19"><text:tab/></text:p>
      <text:p text:style-name="P12"><text:span text:style-name="T48"><text:tab/></text:span><text:span text:style-name="T57">private</text:span><text:span text:style-name="T48"> User </text:span><text:span text:style-name="T60">user</text:span><text:span text:style-name="T48">;</text:span></text:p>
      <text:p text:style-name="P9"><text:span text:style-name="T29"><text:tab/></text:span><text:span text:style-name="T9">…….geter </text:span><text:span text:style-name="T10">and seter method</text:span><text:span text:style-name="T11">s</text:span></text:p>
      <text:p text:style-name="P27">}</text:p>
      <text:p text:style-name="P10"><text:span text:style-name="T9"><text:tab/></text:span><text:span text:style-name="T12">这种方式是mybatis提倡的映射方式。</text:span></text:p>
      <text:p text:style-name="P30"><text:span text:style-name="T12"><text:tab/></text:span><text:span text:style-name="T4">&lt;!-- 一对多映射 --&gt;</text:span></text:p>
      <text:p text:style-name="P12"><text:span text:style-name="T7"><text:tab/></text:span><text:span text:style-name="T16">&lt;</text:span><text:span text:style-name="T25">resultMap</text:span><text:span text:style-name="T29"> </text:span><text:span text:style-name="T40">type</text:span><text:span text:style-name="T7">=</text:span><text:span text:style-name="T42">"org.lier.zz.User"</text:span><text:span text:style-name="T29"> </text:span><text:span text:style-name="T40">id</text:span><text:span text:style-name="T7">=</text:span><text:span text:style-name="T42">"user_orders"</text:span><text:span text:style-name="T16">&gt;</text:span></text:p>
      <text:p text:style-name="P12"><text:span text:style-name="T7"><text:tab/><text:tab/></text:span><text:span text:style-name="T16">&lt;</text:span><text:span text:style-name="T25">id</text:span><text:span text:style-name="T29"> </text:span><text:span text:style-name="T40">column</text:span><text:span text:style-name="T7">=</text:span><text:span text:style-name="T42">"id"</text:span><text:span text:style-name="T29"> </text:span><text:span text:style-name="T40">property</text:span><text:span text:style-name="T7">=</text:span><text:span text:style-name="T42">"id"</text:span><text:span text:style-name="T29"> 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username"</text:span><text:span text:style-name="T29"> </text:span><text:span text:style-name="T40">property</text:span><text:span text:style-name="T7">=</text:span><text:span text:style-name="T42">"username"</text:span><text:span text:style-name="T29"> 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birthday"</text:span><text:span text:style-name="T29"> </text:span><text:span text:style-name="T40">property</text:span><text:span text:style-name="T7">=</text:span><text:span text:style-name="T42">"birthday"</text:span><text:span text:style-name="T29"> 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sex"</text:span><text:span text:style-name="T29"> </text:span><text:span text:style-name="T40">property</text:span><text:span text:style-name="T7">=</text:span><text:span text:style-name="T42">"sex"</text:span><text:span text:style-name="T29"> </text:span><text:span text:style-name="T16">/&gt;</text:span></text:p>
      <text:p text:style-name="P12"><text:span text:style-name="T7"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address"</text:span><text:span text:style-name="T29"> </text:span><text:span text:style-name="T40">property</text:span><text:span text:style-name="T7">=</text:span><text:span text:style-name="T42">"address"</text:span><text:span text:style-name="T29"> </text:span><text:span text:style-name="T16">/&gt;</text:span></text:p>
      <text:p text:style-name="P12"><text:span text:style-name="T7"><text:tab/><text:tab/></text:span><text:span text:style-name="T4">&lt;!-- </text:span></text:p>
      <text:p text:style-name="P12"><text:span text:style-name="T4"><text:tab/><text:tab/><text:tab/>指定集合对象关系映射</text:span></text:p>
      <text:p text:style-name="P12"><text:span text:style-name="T4"><text:tab/><text:tab/><text:tab/><text:tab/>property:将数据放入User中的orders集合中</text:span></text:p>
      <text:p text:style-name="P12"><text:span text:style-name="T4"><text:tab/><text:tab/><text:tab/><text:tab/>ofType:指定orders集合的泛型类型</text:span></text:p>
      <text:p text:style-name="P12"><text:span text:style-name="T4"><text:tab/><text:tab/> --&gt;</text:span></text:p>
      <text:p text:style-name="P12"><text:span text:style-name="T7"><text:tab/><text:tab/></text:span><text:span text:style-name="T16">&lt;</text:span><text:span text:style-name="T25">collection</text:span><text:span text:style-name="T29"> </text:span><text:span text:style-name="T40">property</text:span><text:span text:style-name="T7">=</text:span><text:span text:style-name="T42">"orders"</text:span><text:span text:style-name="T29"> <text:s/></text:span><text:span text:style-name="T40">ofType</text:span><text:span text:style-name="T7">=</text:span><text:span text:style-name="T42">"org.lier.zz.Orders"</text:span><text:span text:style-name="T16">&gt;</text:span></text:p>
      <text:p text:style-name="P12"><text:span text:style-name="T7"><text:tab/><text:tab/><text:tab/></text:span><text:span text:style-name="T16">&lt;</text:span><text:span text:style-name="T25">id</text:span><text:span text:style-name="T29"> </text:span><text:span text:style-name="T40">column</text:span><text:span text:style-name="T7">=</text:span><text:span text:style-name="T42">"oid"</text:span><text:span text:style-name="T29"> </text:span><text:span text:style-name="T40">property</text:span><text:span text:style-name="T7">=</text:span><text:span text:style-name="T42">"id"</text:span><text:span text:style-name="T29"> 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user_id"</text:span><text:span text:style-name="T29"> </text:span><text:span text:style-name="T40">property</text:span><text:span text:style-name="T7">=</text:span><text:span text:style-name="T42">"userId"</text:span><text:span text:style-name="T29"> 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createtime"</text:span><text:span text:style-name="T29"> </text:span><text:span text:style-name="T40">property</text:span><text:span text:style-name="T7">=</text:span><text:span text:style-name="T42">"createtime"</text:span><text:span text:style-name="T29"> 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numeber"</text:span><text:span text:style-name="T29"> </text:span><text:span text:style-name="T40">property</text:span><text:span text:style-name="T7">=</text:span><text:span text:style-name="T42">"number"</text:span><text:span text:style-name="T29"> </text:span><text:span text:style-name="T16">/&gt;</text:span></text:p>
      <text:p text:style-name="P12"><text:span text:style-name="T7"><text:tab/><text:tab/><text:tab/></text:span><text:span text:style-name="T16">&lt;</text:span><text:span text:style-name="T25">result</text:span><text:span text:style-name="T29"> </text:span><text:span text:style-name="T40">column</text:span><text:span text:style-name="T7">=</text:span><text:span text:style-name="T42">"note"</text:span><text:span text:style-name="T29"> </text:span><text:span text:style-name="T40">property</text:span><text:span text:style-name="T7">=</text:span><text:span text:style-name="T42">"note"</text:span><text:span text:style-name="T29"> </text:span><text:span text:style-name="T16">/&gt;</text:span></text:p>
      <text:p text:style-name="P12"><text:span text:style-name="T7"><text:tab/><text:tab/></text:span><text:span text:style-name="T16">&lt;/</text:span><text:span text:style-name="T25">collection</text:span><text:span text:style-name="T16">&gt;</text:span></text:p>
      <text:p text:style-name="P12"><text:span text:style-name="T7"><text:tab/></text:span><text:span text:style-name="T16">&lt;/</text:span><text:span text:style-name="T25">resultMap</text:span><text:span text:style-name="T16">&gt;</text:span></text:p>
      <text:p text:style-name="P32"/>
      <text:p text:style-name="P12"><text:span text:style-name="T7"><text:tab/></text:span><text:span text:style-name="T16">&lt;</text:span><text:span text:style-name="T25">select</text:span><text:span text:style-name="T29"> </text:span><text:span text:style-name="T40">id</text:span><text:span text:style-name="T7">=</text:span><text:span text:style-name="T42">"findUserAndOrders"</text:span><text:span text:style-name="T29"> </text:span><text:span text:style-name="T40">resultMap</text:span><text:span text:style-name="T7">=</text:span><text:span text:style-name="T42">"user_orders"</text:span><text:span text:style-name="T16">&gt;</text:span></text:p>
      <text:p text:style-name="P12"><text:span text:style-name="T7"><text:tab/><text:tab/>select u.*,o.id</text:span></text:p>
      <text:p text:style-name="P12"><text:span text:style-name="T7"><text:tab/><text:tab/></text:span><text:span text:style-name="T14">oid</text:span><text:span text:style-name="T7">,user_id,number,</text:span><text:span text:style-name="T14">createtime</text:span><text:span text:style-name="T7">,note from user u, orders o where u.id =</text:span></text:p>
      <text:p text:style-name="P12"><text:span text:style-name="T7"><text:tab/><text:tab/>o.user_id;</text:span></text:p>
      <text:p text:style-name="P28"><text:tab/><text:span text:style-name="T24">&lt;/</text:span><text:span text:style-name="T28">select</text:span><text:span text:style-name="T24">&gt;</text:span></text:p>
      <text:p text:style-name="P30"><text:span text:style-name="T23"><text:tab/></text:span><text:span text:style-name="T57">public</text:span><text:span text:style-name="T48"> </text:span><text:span text:style-name="T57">class</text:span><text:span text:style-name="T48"> User {</text:span></text:p>
      <text:p text:style-name="P12"><text:span text:style-name="T48"><text:tab/></text:span></text:p>
      <text:p text:style-name="P12"><text:span text:style-name="T48"><text:tab/></text:span><text:span text:style-name="T57">private</text:span><text:span text:style-name="T48"> </text:span><text:span text:style-name="T57">int</text:span><text:span text:style-name="T48"> </text:span><text:span text:style-name="T60">id</text:span><text:span text:style-name="T48">;</text:span></text:p>
      <text:p text:style-name="P12"><text:span text:style-name="T48"><text:tab/></text:span><text:span text:style-name="T57">private</text:span><text:span text:style-name="T48"> String </text:span><text:span text:style-name="T60">username</text:span><text:span text:style-name="T48">;</text:span></text:p>
      <text:p text:style-name="P12"><text:span text:style-name="T48"><text:tab/></text:span><text:span text:style-name="T57">private</text:span><text:span text:style-name="T48"> String </text:span><text:span text:style-name="T60">sex</text:span><text:span text:style-name="T48">;</text:span></text:p>
      <text:p text:style-name="P12"><text:span text:style-name="T48"><text:tab/></text:span><text:span text:style-name="T57">private</text:span><text:span text:style-name="T48"> Date </text:span><text:span text:style-name="T60">birthday</text:span><text:span text:style-name="T48">;</text:span></text:p>
      <text:p text:style-name="P12"><text:span text:style-name="T48"><text:tab/></text:span><text:span text:style-name="T57">private</text:span><text:span text:style-name="T48"> String </text:span><text:span text:style-name="T60">address</text:span><text:span text:style-name="T48">;</text:span></text:p>
      <text:p text:style-name="P12"><text:span text:style-name="T48"><text:tab/></text:span><text:span text:style-name="T57">private</text:span><text:span text:style-name="T48"> List&lt;Orders&gt; </text:span><text:span text:style-name="T62">orders</text:span><text:span text:style-name="T48">;</text:span></text:p>
      <text:p text:style-name="P28"><text:span text:style-name="T54"><text:tab/></text:span><text:span text:style-name="T24">…….</text:span></text:p>
      <text:p text:style-name="P29"><text:soft-page-break/><text:span text:style-name="T24">}</text:span></text:p>
      <text:p text:style-name="P29"><text:span text:style-name="T2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7:18:42.637516450</meta:creation-date>
    <dc:date>2018-04-03T19:49:01.949702763</dc:date>
    <meta:editing-duration>PT2H38M29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5" meta:paragraph-count="215" meta:word-count="1399" meta:character-count="5368" meta:non-whitespace-character-count="4642"/>
  </office:meta>
</office:document-meta>
</file>